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Adobe Garamond Pro" fo:font-size="12pt" style:font-size-asian="12pt" style:font-size-complex="12pt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Adobe Garamond Pro" fo:font-size="12pt" officeooo:rsid="001081eb" officeooo:paragraph-rsid="001251ac" style:font-size-asian="12pt" style:font-size-complex="12pt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Adobe Garamond Pro" fo:font-size="12pt" officeooo:paragraph-rsid="003c5be7" style:font-size-asian="12pt" style:font-size-complex="12pt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Adobe Garamond Pro" fo:font-size="12pt" officeooo:paragraph-rsid="003d4650" style:font-size-asian="12pt" style:font-size-complex="12pt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Adobe Garamond Pro" fo:font-size="12pt" officeooo:paragraph-rsid="003e0007" style:font-size-asian="12pt" style:font-size-complex="12pt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Adobe Garamond Pro" fo:font-size="12pt" fo:font-weight="bold" officeooo:rsid="000d57b2" officeooo:paragraph-rsid="000d57b2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Adobe Garamond Pro" fo:font-size="16pt" fo:font-weight="bold" officeooo:rsid="000a2dc1" officeooo:paragraph-rsid="000a2dc1" style:font-size-asian="16pt" style:font-weight-asian="bold" style:font-size-complex="16pt" style:font-weight-complex="bold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Adobe Garamond Pro" fo:font-size="12pt" officeooo:paragraph-rsid="000a2dc1" style:font-size-asian="12pt" style:font-size-complex="12pt"/>
    </style:style>
    <style:style style:name="P9" style:family="paragraph" style:parent-style-name="Preformatted_20_Text" style:list-style-name="L2">
      <style:paragraph-properties fo:margin-top="0cm" fo:margin-bottom="0cm" style:contextual-spacing="false"/>
      <style:text-properties style:font-name="Adobe Garamond Pro" fo:font-size="12pt" officeooo:paragraph-rsid="000a2dc1" style:font-size-asian="12pt" style:font-size-complex="12pt"/>
    </style:style>
    <style:style style:name="P10" style:family="paragraph" style:parent-style-name="Preformatted_20_Text" style:list-style-name="L2">
      <style:paragraph-properties fo:margin-top="0cm" fo:margin-bottom="0cm" style:contextual-spacing="false"/>
      <style:text-properties style:font-name="Adobe Garamond Pro" fo:font-size="12pt" officeooo:rsid="001f643e" officeooo:paragraph-rsid="001f643e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officeooo:rsid="000bbc20"/>
    </style:style>
    <style:style style:name="T3" style:family="text">
      <style:text-properties fo:color="#000000" officeooo:rsid="000c2a85"/>
    </style:style>
    <style:style style:name="T4" style:family="text">
      <style:text-properties fo:color="#000000" officeooo:rsid="00128eb4"/>
    </style:style>
    <style:style style:name="T5" style:family="text">
      <style:text-properties fo:color="#000000" officeooo:rsid="0013e896"/>
    </style:style>
    <style:style style:name="T6" style:family="text">
      <style:text-properties fo:color="#000000" officeooo:rsid="0015768c"/>
    </style:style>
    <style:style style:name="T7" style:family="text">
      <style:text-properties fo:color="#000000" officeooo:rsid="0015893b"/>
    </style:style>
    <style:style style:name="T8" style:family="text">
      <style:text-properties fo:color="#000000" officeooo:rsid="0016baad"/>
    </style:style>
    <style:style style:name="T9" style:family="text">
      <style:text-properties fo:color="#000000" officeooo:rsid="0017f5d7"/>
    </style:style>
    <style:style style:name="T10" style:family="text">
      <style:text-properties fo:color="#000000" style:text-underline-style="none"/>
    </style:style>
    <style:style style:name="T11" style:family="text">
      <style:text-properties fo:color="#000000" officeooo:rsid="001f84c1"/>
    </style:style>
    <style:style style:name="T12" style:family="text">
      <style:text-properties fo:color="#000000" officeooo:rsid="0020ffb7"/>
    </style:style>
    <style:style style:name="T13" style:family="text">
      <style:text-properties fo:color="#000000" officeooo:rsid="00218f48"/>
    </style:style>
    <style:style style:name="T14" style:family="text">
      <style:text-properties fo:color="#000000" officeooo:rsid="00251ff1"/>
    </style:style>
    <style:style style:name="T15" style:family="text">
      <style:text-properties fo:color="#000000" officeooo:rsid="00258046"/>
    </style:style>
    <style:style style:name="T16" style:family="text">
      <style:text-properties fo:color="#000000" officeooo:rsid="00272d38"/>
    </style:style>
    <style:style style:name="T17" style:family="text">
      <style:text-properties fo:color="#000000" officeooo:rsid="002aace4"/>
    </style:style>
    <style:style style:name="T18" style:family="text">
      <style:text-properties fo:color="#000000" officeooo:rsid="002b9291"/>
    </style:style>
    <style:style style:name="T19" style:family="text">
      <style:text-properties fo:color="#000000" officeooo:rsid="002de3e7"/>
    </style:style>
    <style:style style:name="T20" style:family="text">
      <style:text-properties fo:color="#000000" officeooo:rsid="00305026"/>
    </style:style>
    <style:style style:name="T21" style:family="text">
      <style:text-properties fo:color="#000000" officeooo:rsid="00309109"/>
    </style:style>
    <style:style style:name="T22" style:family="text">
      <style:text-properties fo:color="#000000" officeooo:rsid="0031e2a7"/>
    </style:style>
    <style:style style:name="T23" style:family="text">
      <style:text-properties fo:color="#000000" officeooo:rsid="0032b2e0"/>
    </style:style>
    <style:style style:name="T24" style:family="text">
      <style:text-properties fo:color="#000000" officeooo:rsid="003c5be7"/>
    </style:style>
    <style:style style:name="T25" style:family="text">
      <style:text-properties fo:color="#000000" officeooo:rsid="003cd4ec"/>
    </style:style>
    <style:style style:name="T26" style:family="text">
      <style:text-properties fo:color="#000000" officeooo:rsid="003d4349"/>
    </style:style>
    <style:style style:name="T27" style:family="text">
      <style:text-properties fo:color="#000000" officeooo:rsid="003d4650"/>
    </style:style>
    <style:style style:name="T28" style:family="text">
      <style:text-properties fo:color="#000000" officeooo:rsid="003e0007"/>
    </style:style>
    <style:style style:name="T29" style:family="text">
      <style:text-properties fo:color="#000000" officeooo:rsid="003fb11c"/>
    </style:style>
    <style:style style:name="T30" style:family="text">
      <style:text-properties fo:color="#000000" officeooo:rsid="004222b3"/>
    </style:style>
    <style:style style:name="T31" style:family="text">
      <style:text-properties fo:color="#000000" officeooo:rsid="00428603"/>
    </style:style>
    <style:style style:name="T32" style:family="text">
      <style:text-properties officeooo:rsid="001251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roduction</text:p>
      <text:p text:style-name="P1"><text:span text:style-name="T1">Geographical Information Systems (</text:span><text:span text:style-name="T10">GIS</text:span><text:span text:style-name="T1">) </text:span><text:span text:style-name="T11">are </text:span><text:span text:style-name="T12">designed to manage and analy</text:span><text:span text:style-name="T13">se </text:span><text:span text:style-name="T14">geographic </text:span><text:span text:style-name="T15">data</text:span><text:span text:style-name="T14">. </text:span><text:span text:style-name="T30">GIS </text:span><text:span text:style-name="T16">used to be a niche product, </text:span><text:span text:style-name="T31">but has </text:span><text:span text:style-name="T17">over the last couple of decades become more widespread, and </text:span><text:span text:style-name="T18">a plethora of products have become available. </text:span></text:p>
      <text:p text:style-name="P2"><text:span text:style-name="T18">This development has also culminated in </text:span><text:span text:style-name="T1">the development of open source</text:span><text:span text:style-name="T9">d</text:span><text:span text:style-name="T1"> </text:span><text:span text:style-name="T19">GIS </text:span><text:span text:style-name="T1">software, </text:span><text:span text:style-name="T20">with a capability </text:span><text:span text:style-name="T1">of performing a wide variety of functions </text:span><text:span text:style-name="T21">and processes</text:span><text:span text:style-name="T1">. </text:span><text:span text:style-name="T22">The most well known probably being QGIS. </text:span><text:span text:style-name="T1">Using open source technologies </text:span><text:span text:style-name="T23">as the backend of your project, </text:span><text:span text:style-name="T1">makes the cost of acquisition very low, enabling a whole new group of users access to these </text:span><text:span text:style-name="T9">tools, and analysis methods.</text:span> </text:p>
      <text:p text:style-name="P3"><text:span text:style-name="T32">One sector that historically has used GIS extensively, is Hydrology. Performing geographical analysis on the movements, spread and aggregation of water in a landscape, is crucial to understanding the particular phenomena</text:span><text:span text:style-name="T1">. </text:span></text:p>
      <text:p text:style-name="P5"><text:span text:style-name="T6">Furthermore, “deciding” </text:span><text:span text:style-name="T7">on what kind of inputs and outputs that can be provided by the user, will simplify the process extensively. “Hiding” the process from the user, makes the en</text:span><text:span text:style-name="T8">t</text:span><text:span text:style-name="T7">ire ordeal less complicated and more easily handled.</text:span></text:p>
      <text:p text:style-name="P6"><text:span text:style-name="T1">Problem statement</text:span></text:p>
      <text:p text:style-name="P4"><text:span text:style-name="T27">Combining a variety of </text:span><text:span text:style-name="T4">Open Source </text:span><text:span text:style-name="T5">technologies, it </text:span><text:span text:style-name="T27">should be </text:span><text:span text:style-name="T24">possible </text:span><text:span text:style-name="T4">to </text:span><text:span text:style-name="T27">create an application that will </text:span><text:span text:style-name="T6">enable </text:span><text:span text:style-name="T27">a user, who is </text:span><text:span text:style-name="T6">not </text:span><text:span text:style-name="T27">necessarily </text:span><text:span text:style-name="T6">proficient </text:span><text:span text:style-name="T25">with </text:span><text:span text:style-name="T6">GIS, </text:span><text:span text:style-name="T26">of </text:span><text:span text:style-name="T6">performing </text:span><text:span text:style-name="T28">a flooding </text:span><text:span text:style-name="T6">analysis. </text:span><text:span text:style-name="T28">As such our </text:span><text:span text:style-name="T29">problem statement will be as follows:</text:span><text:span text:style-name="T28"> </text:span><text:span text:style-name="T1"><text:s/></text:span></text:p>
      <text:list xml:id="list6582570279443238349" text:style-name="L2">
        <text:list-item>
          <text:p text:style-name="P9"><text:span text:style-name="T1">Creation of a</text:span><text:span text:style-name="T2">n</text:span><text:span text:style-name="T1"> </text:span><text:span text:style-name="T3">online </text:span><text:span text:style-name="T1">flood simulation and management </text:span><text:span text:style-name="T3">application </text:span><text:span text:style-name="T1">using open source technologies</text:span></text:p>
          <text:list>
            <text:list-item>
              <text:p text:style-name="P10"><text:span text:style-name="T1">Sub question 1</text:span></text:p>
            </text:list-item>
            <text:list-item>
              <text:p text:style-name="P10"><text:span text:style-name="T1">Sub question 2</text:span></text:p>
            </text:list-item>
            <text:list-item>
              <text:p text:style-name="P10"><text:span text:style-name="T1">Sub question 3</text:span></text:p>
            </text:list-item>
          </text:list>
        </text:list-item>
      </text:list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dobe Garamond Pro" svg:font-family="'Adobe Garamond Pr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 Rasmussen</meta:initial-creator>
    <meta:creation-date>2015-04-27T12:30:50.705536785</meta:creation-date>
    <dc:date>2015-04-27T14:50:37.431923925</dc:date>
    <dc:creator>Emil Rasmussen</dc:creator>
    <meta:editing-duration>PT2H18M17S</meta:editing-duration>
    <meta:editing-cycles>66</meta:editing-cycles>
    <meta:generator>LibreOffice/4.2.7.2$Linux_X86_64 LibreOffice_project/420m0$Build-2</meta:generator>
    <meta:document-statistic meta:table-count="0" meta:image-count="0" meta:object-count="0" meta:page-count="1" meta:paragraph-count="11" meta:word-count="239" meta:character-count="1500" meta:non-whitespace-character-count="1271"/>
  </office:meta>
</office:document-meta>
</file>